
<file path=META-INF/manifest.xml><?xml version="1.0" encoding="utf-8"?>
<manifest:manifest xmlns:manifest="urn:oasis:names:tc:opendocument:xmlns:manifest:1.0" manifest:version="1.2">
  <manifest:file-entry manifest:full-path="/" manifest:version="1.2" manifest:media-type="application/vnd.oasis.opendocument.formula"/>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manifest>
</file>

<file path=content.xml><?xml version="1.0" encoding="utf-8"?>
<math xmlns="http://www.w3.org/1998/Math/MathML" display="block">
  <semantics>
    <mtable>
      <mtr>
        <mtd>
          <mrow>
            <mi mathvariant="normal">J</mi>
            <mi mathvariant="normal">'</mi>
            <mi>ai</mi>
            <mi>corrigé</mi>
            <mtext>le</mtext>
            <mi>problème</mi>
            <mi>avec</mi>
            <mi>les</mi>
            <mi>courbes</mi>
            <mi>de</mi>
            <mi>complexité</mi>
            <mi mathvariant="normal">,</mi>
            <mtext>le</mtext>
            <mi>problème</mi>
            <mi>venait</mi>
            <mi>de</mi>
            <mi>la</mi>
            <mi>fonction</mi>
            <mi>de</mi>
            <mi>génération</mi>
            <mi>des</mi>
            <mi>arbres</mi>
            <mi>parfaits</mi>
            <mi mathvariant="normal">,</mi>
            <mi>elle</mi>
            <mi>ne</mi>
            <mi>fonctionnait</mi>
            <mi>pas</mi>
            <mn>.</mn>
          </mrow>
        </mtd>
      </mtr>
      <mtr>
        <mtd>
          <mrow>
            <mi mathvariant="normal">J</mi>
            <mi mathvariant="normal">'</mi>
            <mi>ai</mi>
            <mi>fait</mi>
            <mi>une</mi>
            <mi>nouvelle</mi>
            <mi>fonction</mi>
            <mi>de</mi>
            <mi>génération</mi>
            <mi mathvariant="normal">d</mi>
            <mi mathvariant="normal">'</mi>
            <mi>arbres</mi>
            <mi>parfaits</mi>
            <mi mathvariant="normal">,</mi>
            <mi>elle</mi>
            <mi>ne</mi>
            <mi>fonctionne</mi>
            <mi>pas</mi>
            <mi>parfaitement</mi>
            <mi>dans</mi>
            <mtext>le</mtext>
            <mi>sens</mi>
            <mi>où</mi>
          </mrow>
        </mtd>
      </mtr>
      <mtr>
        <mtd>
          <mrow>
            <mi>les</mi>
            <mi>arbres</mi>
            <mi>produits</mi>
            <mi>ne</mi>
            <mi>sont</mi>
            <mi>pas</mi>
            <mi>parfaits</mi>
            <mi>mais</mi>
          </mrow>
        </mtd>
      </mtr>
      <mtr>
        <mtd>
          <mrow>
            <mi>les</mi>
            <mi>arbres</mi>
            <mi>sont</mi>
            <mi>de</mi>
            <mi>hauteur</mi>
            <mi>faible</mi>
            <mi>et</mi>
            <mtext>le</mtext>
            <mi>résultat</mi>
            <mi>expérimental</mi>
            <mi>correpsond</mi>
            <mi>bien</mi>
            <mi>au</mi>
            <mi>résultat</mi>
            <mi>théorique</mi>
            <mn>.</mn>
          </mrow>
        </mtd>
      </mtr>
      <mtr>
        <mtd>
          <mrow>
            <mi>Les</mi>
            <mi>courbes</mi>
            <mi>de</mi>
            <mi>complexité</mi>
            <mi>sont</mi>
            <mi>en</mi>
            <mi>annexe</mi>
            <mn>.</mn>
            <mi mathvariant="normal">J</mi>
            <mi mathvariant="normal">'</mi>
            <mi>ai</mi>
            <mi>ensuité</mi>
            <mi>rédigé</mi>
            <mi>quelques</mi>
            <mi>résultats</mi>
            <mi>remarquables</mi>
            <mi>sur</mi>
            <mi>les</mi>
            <mi>arbres</mi>
            <mi>binaires</mi>
            <mi>de</mi>
            <mi>recherche</mi>
            <mi>parfaits</mi>
            <mn>.</mn>
            <mi>Les</mi>
            <mi>voici</mi>
            <mi mathvariant="normal">:</mi>
          </mrow>
        </mtd>
      </mtr>
      <mtr>
        <mtd>
          <mrow/>
        </mtd>
      </mtr>
      <mtr>
        <mtd>
          <mrow/>
        </mtd>
      </mtr>
      <mtr>
        <mtd>
          <mrow>
            <mstyle mathvariant="bold">
              <mi>Définition</mi>
            </mstyle>
            <mi mathvariant="normal">:</mi>
            <mi>Un</mi>
            <mi>arbre</mi>
            <mi>binaire</mi>
            <mi>de</mi>
            <mi>recherche</mi>
            <mrow>
              <mo fence="true" stretchy="false">(</mo>
              <mrow>
                <mi>ABR</mi>
              </mrow>
              <mo fence="true" stretchy="false">)</mo>
            </mrow>
            <mi>est</mi>
            <mi>dit</mi>
            <mi>parfait</mi>
            <mi>si</mi>
            <mi>tous</mi>
            <mi>ses</mi>
            <mi>noeuds</mi>
            <mi>excepté</mi>
            <mi>ses</mi>
            <mi>feuilles</mi>
            <mi>ont</mi>
            <mn>2</mn>
            <mi>fils</mi>
            <mn>.</mn>
          </mrow>
        </mtd>
      </mtr>
      <mtr>
        <mtd>
          <mrow>
            <mi>Graphiquement</mi>
            <mi mathvariant="normal">,</mi>
            <mi>un</mi>
            <mi>ABR</mi>
            <mi>parfait</mi>
            <mi>est</mi>
            <mi>un</mi>
            <mi>ABR</mi>
            <mi>dont</mi>
            <mi>tous</mi>
            <mi>les</mi>
            <mi>étages</mi>
            <mi>sont</mi>
            <mtext>entièrement remplis</mtext>
          </mrow>
        </mtd>
      </mtr>
      <mtr>
        <mtd>
          <mrow>
            <mstyle mathvariant="bold">
              <mi>Théorème</mi>
            </mstyle>
            <mi mathvariant="normal">:</mi>
            <mi>Il</mi>
            <mi mathvariant="normal">y</mi>
            <mi mathvariant="normal">a</mi>
            <msup>
              <mn>2</mn>
              <mrow>
                <mi mathvariant="normal">h</mi>
                <mo stretchy="false">+</mo>
                <mn>1</mn>
              </mrow>
            </msup>
            <mi>noeuds</mi>
            <mi>dans</mi>
            <mi>un</mi>
            <mi>arbre</mi>
            <mi>binaire</mi>
            <mi>de</mi>
            <mi>recherche</mi>
            <mi>parfait</mi>
            <mi>de</mi>
            <mi>hauteur</mi>
            <mi mathvariant="normal">h</mi>
            <mn>.</mn>
          </mrow>
        </mtd>
      </mtr>
      <mtr>
        <mtd>
          <mrow/>
        </mtd>
      </mtr>
      <mtr>
        <mtd>
          <mrow>
            <mstyle mathvariant="bold">
              <mi>Preuve</mi>
            </mstyle>
            <mi mathvariant="normal">:</mi>
          </mrow>
        </mtd>
      </mtr>
      <mtr>
        <mtd>
          <mrow>
            <munder accentunder="true">
              <mrow>
                <mi>Cas</mi>
                <mi>de</mi>
                <mi>base</mi>
                <mi mathvariant="normal">:</mi>
              </mrow>
              <mo>̲</mo>
            </munder>
            <mi>Si</mi>
            <mrow>
              <mi mathvariant="normal">h</mi>
              <mo stretchy="false">=</mo>
              <mn>0,</mn>
            </mrow>
            <mi>alors</mi>
            <mi mathvariant="normal">l</mi>
            <mi mathvariant="normal">'</mi>
            <mi>arbre</mi>
            <mi>est</mi>
            <mi>réduit</mi>
            <mi mathvariant="normal">à</mi>
            <mi>un</mi>
            <mi>noeud</mi>
            <mi>et</mi>
            <mi>donc</mi>
            <mrow>
              <mi mathvariant="normal">n</mi>
              <mo stretchy="false">=</mo>
              <mn>1</mn>
            </mrow>
          </mrow>
        </mtd>
      </mtr>
      <mtr>
        <mtd>
          <mrow>
            <mi>Dans</mi>
            <mi>ce</mi>
            <mi>cas</mi>
            <mi mathvariant="normal">,</mi>
            <mrow>
              <mrow>
                <msup>
                  <mn>2</mn>
                  <mrow>
                    <mi mathvariant="normal">h</mi>
                    <mo stretchy="false">+</mo>
                    <mn>1</mn>
                  </mrow>
                </msup>
                <mo stretchy="false">−</mo>
                <mn>1</mn>
              </mrow>
              <mo stretchy="false">=</mo>
              <mrow>
                <msup>
                  <mn>2</mn>
                  <mrow>
                    <mn>0</mn>
                    <mo stretchy="false">+</mo>
                    <mn>1</mn>
                  </mrow>
                </msup>
                <mo stretchy="false">−</mo>
                <mn>1</mn>
              </mrow>
              <mo stretchy="false">=</mo>
              <mn>1</mn>
              <mo stretchy="false">=</mo>
              <mi mathvariant="normal">n</mi>
            </mrow>
          </mrow>
        </mtd>
      </mtr>
      <mtr>
        <mtd>
          <mrow/>
        </mtd>
      </mtr>
      <mtr>
        <mtd>
          <mrow>
            <munder accentunder="true">
              <mrow>
                <mi>Induction</mi>
                <mi mathvariant="normal">:</mi>
              </mrow>
              <mo>̲</mo>
            </munder>
            <mrow>
              <mi>Supposons</mi>
              <mo stretchy="false">≤</mo>
              <mi>résultat</mi>
            </mrow>
            <mi>vrai</mi>
            <mi>pour</mi>
            <mi>tout</mi>
            <mi>ABR</mi>
            <mi>de</mi>
            <mi>hauteur</mi>
            <mi mathvariant="normal">h</mi>
            <mn>.</mn>
          </mrow>
        </mtd>
      </mtr>
      <mtr>
        <mtd>
          <mrow>
            <mi>Soit</mi>
            <mrow>
              <mi mathvariant="normal">x</mi>
              <mo stretchy="false">∈</mo>
              <mi mathvariant="normal">ℕ</mi>
            </mrow>
            <mn>.</mn>
            <mi>Soit</mi>
            <mrow>
              <mo fence="true" stretchy="false">(</mo>
              <mrow>
                <mrow>
                  <mi mathvariant="normal">x</mi>
                  <mi mathvariant="normal">,</mi>
                  <mi mathvariant="normal">G</mi>
                  <mi mathvariant="normal">,</mi>
                  <mi mathvariant="normal">D</mi>
                </mrow>
              </mrow>
              <mo fence="true" stretchy="false">)</mo>
            </mrow>
            <mi>un</mi>
            <mi>ABR</mi>
            <mi>parfait</mi>
            <mi>de</mi>
            <mi>hauteur</mi>
            <mrow>
              <mi mathvariant="normal">h</mi>
              <mo stretchy="false">+</mo>
              <mn>1</mn>
            </mrow>
          </mrow>
        </mtd>
      </mtr>
      <mtr>
        <mtd>
          <mrow>
            <mi>Par</mi>
            <mi>définition</mi>
            <mi mathvariant="normal">d</mi>
            <mi mathvariant="normal">'</mi>
            <mi>un</mi>
            <mi>ABR</mi>
            <mi>parfait</mi>
            <mi mathvariant="normal">,</mi>
            <mi>les</mi>
            <mi>sous</mi>
            <mi>arbres</mi>
            <mi mathvariant="normal">G</mi>
            <mi>et</mi>
            <mi mathvariant="normal">D</mi>
            <mi>sont</mi>
            <mi>de</mi>
            <mi>hauteur</mi>
            <mi mathvariant="normal">h</mi>
          </mrow>
        </mtd>
      </mtr>
      <mtr>
        <mtd>
          <mrow>
            <mi>Donc</mi>
            <mtext>le</mtext>
            <mi>nombre</mi>
            <mi>de</mi>
            <mi>noeuds</mi>
            <mi>de</mi>
            <mi mathvariant="normal">l</mi>
            <mi mathvariant="normal">'</mi>
            <mi>arbre</mi>
            <mi>vaut</mi>
            <mrow>
              <mi mathvariant="normal">n</mi>
              <mo stretchy="false">=</mo>
              <mrow>
                <mn>1</mn>
                <mo stretchy="false">+</mo>
                <mrow>
                  <mo fence="true" stretchy="false">(</mo>
                  <mrow>
                    <mrow>
                      <msup>
                        <mn>2</mn>
                        <mrow>
                          <mi mathvariant="normal">h</mi>
                          <mo stretchy="false">+</mo>
                          <mn>1</mn>
                        </mrow>
                      </msup>
                      <mo stretchy="false">−</mo>
                      <mn>1</mn>
                    </mrow>
                  </mrow>
                  <mo fence="true" stretchy="false">)</mo>
                </mrow>
                <mo stretchy="false">+</mo>
                <mrow>
                  <mo fence="true" stretchy="false">(</mo>
                  <mrow>
                    <mrow>
                      <msup>
                        <mn>2</mn>
                        <mrow>
                          <mi mathvariant="normal">h</mi>
                          <mo stretchy="false">+</mo>
                          <mn>1</mn>
                        </mrow>
                      </msup>
                      <mo stretchy="false">−</mo>
                      <mn>1</mn>
                    </mrow>
                  </mrow>
                  <mo fence="true" stretchy="false">)</mo>
                </mrow>
              </mrow>
              <mo stretchy="false">=</mo>
              <mrow>
                <mn>1</mn>
                <mo stretchy="false">+</mo>
                <mn>2</mn>
              </mrow>
            </mrow>
            <mrow>
              <mrow>
                <mo fence="true" stretchy="false">(</mo>
                <mrow>
                  <mrow>
                    <msup>
                      <mn>2</mn>
                      <mrow>
                        <mi mathvariant="normal">h</mi>
                        <mo stretchy="false">+</mo>
                        <mn>1</mn>
                      </mrow>
                    </msup>
                    <mo stretchy="false">−</mo>
                    <mn>1</mn>
                  </mrow>
                </mrow>
                <mo fence="true" stretchy="false">)</mo>
              </mrow>
              <mo stretchy="false">=</mo>
              <mrow>
                <msup>
                  <mn>2</mn>
                  <mrow>
                    <mi mathvariant="normal">h</mi>
                    <mo stretchy="false">+</mo>
                    <mn>2</mn>
                  </mrow>
                </msup>
                <mo stretchy="false">−</mo>
                <mn>1</mn>
              </mrow>
            </mrow>
          </mrow>
        </mtd>
      </mtr>
      <mtr>
        <mtd>
          <mrow>
            <mi mathvariant="normal">D</mi>
            <mi mathvariant="normal">'</mi>
            <mi>où</mi>
            <mtext>le</mtext>
            <mi>résultat</mi>
            <mi>par</mi>
            <mi>récurrence</mi>
            <mn>.</mn>
          </mrow>
        </mtd>
      </mtr>
      <mtr>
        <mtd>
          <mrow/>
        </mtd>
      </mtr>
      <mtr>
        <mtd>
          <mrow/>
        </mtd>
      </mtr>
      <mtr>
        <mtd>
          <mrow>
            <mstyle mathvariant="bold">
              <mi>Théorème</mi>
            </mstyle>
            <mi mathvariant="normal">:</mi>
            <mi>Un</mi>
            <mi>ABR</mi>
            <mi>parfait</mi>
            <mi>de</mi>
            <mi mathvariant="normal">n</mi>
            <mi>noeuds</mi>
            <mi mathvariant="normal">a</mi>
            <mi>une</mi>
            <mi>hauteur</mi>
            <mi>de</mi>
            <mrow>
              <mi mathvariant="normal">h</mi>
              <mo stretchy="false">=</mo>
              <msub>
                <mi>log</mi>
                <mn>2</mn>
              </msub>
            </mrow>
            <mrow>
              <mrow>
                <mrow>
                  <mo fence="true" stretchy="false">(</mo>
                  <mrow>
                    <mrow>
                      <mi mathvariant="normal">n</mi>
                      <mo stretchy="false">+</mo>
                      <mn>1</mn>
                    </mrow>
                  </mrow>
                  <mo fence="true" stretchy="false">)</mo>
                </mrow>
                <mo stretchy="false">−</mo>
                <mn>1</mn>
              </mrow>
              <mo stretchy="false">=</mo>
              <mi mathvariant="normal">Θ</mi>
            </mrow>
            <mrow>
              <mo fence="true" stretchy="false">(</mo>
              <mrow>
                <mrow>
                  <mi>ln</mi>
                  <mrow>
                    <mo fence="true" stretchy="false">(</mo>
                    <mrow>
                      <mi mathvariant="normal">n</mi>
                    </mrow>
                    <mo fence="true" stretchy="false">)</mo>
                  </mrow>
                </mrow>
              </mrow>
              <mo fence="true" stretchy="false">)</mo>
            </mrow>
          </mrow>
        </mtd>
      </mtr>
      <mtr>
        <mtd>
          <mrow>
            <mstyle mathvariant="bold">
              <mi>Preuve</mi>
            </mstyle>
            <mi mathvariant="normal">:</mi>
          </mrow>
        </mtd>
      </mtr>
      <mtr>
        <mtd>
          <mrow>
            <mi mathvariant="normal">D</mi>
            <mi mathvariant="normal">'</mi>
            <mi>après</mi>
            <mtext>le</mtext>
            <mi>théorème</mi>
            <mi>précédent</mi>
            <mi mathvariant="normal">,</mi>
            <mi>un</mi>
            <mi>ABR</mi>
            <mi>parfait</mi>
            <mi>de</mi>
            <mi>hauteur</mi>
            <mi mathvariant="normal">h</mi>
            <mi mathvariant="normal">a</mi>
            <mrow>
              <msup>
                <mn>2</mn>
                <mrow>
                  <mi mathvariant="normal">h</mi>
                  <mo stretchy="false">+</mo>
                  <mn>1</mn>
                </mrow>
              </msup>
              <mo stretchy="false">−</mo>
              <mn>1</mn>
            </mrow>
            <mi>noeuds</mi>
          </mrow>
        </mtd>
      </mtr>
      <mtr>
        <mtd>
          <mrow/>
        </mtd>
      </mtr>
      <mtr>
        <mtd>
          <mrow>
            <mi mathvariant="normal">n</mi>
            <mo stretchy="false">=</mo>
            <mrow>
              <msup>
                <mn>2</mn>
                <mrow>
                  <mi mathvariant="normal">h</mi>
                  <mo stretchy="false">+</mo>
                  <mn>1</mn>
                </mrow>
              </msup>
              <mo stretchy="false">−</mo>
              <mn>1</mn>
            </mrow>
          </mrow>
        </mtd>
      </mtr>
      <mtr>
        <mtd>
          <mrow>
            <mo stretchy="false">⇔</mo>
            <mrow>
              <mrow>
                <mi mathvariant="normal">n</mi>
                <mo stretchy="false">+</mo>
                <mn>1</mn>
              </mrow>
              <mo stretchy="false">=</mo>
              <msup>
                <mn>2</mn>
                <mrow>
                  <mi mathvariant="normal">h</mi>
                  <mo stretchy="false">+</mo>
                  <mn>1</mn>
                </mrow>
              </msup>
            </mrow>
          </mrow>
        </mtd>
      </mtr>
      <mtr>
        <mtd>
          <mrow>
            <mo stretchy="false">⇔</mo>
            <msub>
              <mi>log</mi>
              <mn>2</mn>
            </msub>
            <mrow>
              <mrow>
                <mo fence="true" stretchy="false">(</mo>
                <mrow>
                  <mrow>
                    <mi mathvariant="normal">n</mi>
                    <mo stretchy="false">+</mo>
                    <mn>1</mn>
                  </mrow>
                </mrow>
                <mo fence="true" stretchy="false">)</mo>
              </mrow>
              <mo stretchy="false">=</mo>
              <mrow>
                <mi mathvariant="normal">h</mi>
                <mo stretchy="false">+</mo>
                <mn>1</mn>
              </mrow>
            </mrow>
          </mrow>
        </mtd>
      </mtr>
      <mtr>
        <mtd>
          <mrow>
            <mo stretchy="false">⇔</mo>
            <mrow>
              <mi mathvariant="normal">h</mi>
              <mo stretchy="false">=</mo>
              <msub>
                <mi>log</mi>
                <mn>2</mn>
              </msub>
            </mrow>
            <mrow>
              <mrow>
                <mo fence="true" stretchy="false">(</mo>
                <mrow>
                  <mrow>
                    <mi mathvariant="normal">n</mi>
                    <mo stretchy="false">+</mo>
                    <mn>1</mn>
                  </mrow>
                </mrow>
                <mo fence="true" stretchy="false">)</mo>
              </mrow>
              <mo stretchy="false">−</mo>
              <mn>1</mn>
            </mrow>
          </mrow>
        </mtd>
      </mtr>
      <mtr>
        <mtd>
          <mrow>
            <mi>De</mi>
            <mi>plus</mi>
            <mi mathvariant="normal">,</mi>
            <mrow>
              <mrow>
                <munder>
                  <mi>lim</mi>
                  <mrow>
                    <mi mathvariant="normal">n</mi>
                    <mo stretchy="false">→</mo>
                    <mi mathvariant="normal">∞</mi>
                  </mrow>
                </munder>
                <mfrac>
                  <mrow>
                    <msub>
                      <mi>log</mi>
                      <mn>2</mn>
                    </msub>
                    <mrow>
                      <mo fence="true" stretchy="false">(</mo>
                      <mrow>
                        <mrow>
                          <mi mathvariant="normal">n</mi>
                          <mo stretchy="false">+</mo>
                          <mn>1</mn>
                        </mrow>
                      </mrow>
                      <mo fence="true" stretchy="false">)</mo>
                    </mrow>
                  </mrow>
                  <mrow>
                    <mi>ln</mi>
                    <mrow>
                      <mo fence="true" stretchy="false">(</mo>
                      <mrow>
                        <mi mathvariant="normal">n</mi>
                      </mrow>
                      <mo fence="true" stretchy="false">)</mo>
                    </mrow>
                  </mrow>
                </mfrac>
              </mrow>
              <mo stretchy="false">=</mo>
              <mrow>
                <munder>
                  <mi>lim</mi>
                  <mrow>
                    <mi mathvariant="normal">n</mi>
                    <mo stretchy="false">→</mo>
                    <mi mathvariant="normal">∞</mi>
                  </mrow>
                </munder>
                <mfrac>
                  <mfrac>
                    <mn>1</mn>
                    <mrow>
                      <mrow>
                        <mrow>
                          <mo fence="true" stretchy="false">(</mo>
                          <mrow>
                            <mrow>
                              <mi mathvariant="normal">n</mi>
                              <mo stretchy="false">+</mo>
                              <mn>1</mn>
                            </mrow>
                          </mrow>
                          <mo fence="true" stretchy="false">)</mo>
                        </mrow>
                        <mo stretchy="false">∗</mo>
                        <mi>ln</mi>
                      </mrow>
                      <mrow>
                        <mo fence="true" stretchy="false">(</mo>
                        <mrow>
                          <mn>2</mn>
                        </mrow>
                        <mo fence="true" stretchy="false">)</mo>
                      </mrow>
                    </mrow>
                  </mfrac>
                  <mfrac>
                    <mn>1</mn>
                    <mi mathvariant="normal">n</mi>
                  </mfrac>
                </mfrac>
              </mrow>
            </mrow>
            <mi mathvariant="normal">d</mi>
            <mi mathvariant="normal">'</mi>
            <mi>après</mi>
            <mi>la</mi>
            <mi>règle</mi>
            <mi>de</mi>
            <mi mathvariant="normal">l</mi>
            <mi mathvariant="normal">'</mi>
            <mi>Hôpital</mi>
          </mrow>
        </mtd>
      </mtr>
      <mtr>
        <mtd>
          <mrow>
            <mo stretchy="false">⇔</mo>
            <mrow>
              <mfrac>
                <mi mathvariant="normal">n</mi>
                <mrow>
                  <mo fence="true" stretchy="false">(</mo>
                  <mrow>
                    <mrow>
                      <mrow>
                        <mi mathvariant="normal">n</mi>
                        <mo stretchy="false">+</mo>
                        <mrow>
                          <mn>1</mn>
                          <mo stretchy="false">∗</mo>
                          <mi>ln</mi>
                        </mrow>
                      </mrow>
                      <mrow>
                        <mo fence="true" stretchy="false">(</mo>
                        <mrow>
                          <mn>2</mn>
                        </mrow>
                        <mo fence="true" stretchy="false">)</mo>
                      </mrow>
                    </mrow>
                  </mrow>
                  <mo fence="true" stretchy="false">)</mo>
                </mrow>
              </mfrac>
              <mo stretchy="false">=</mo>
              <mrow>
                <munder>
                  <mi>lim</mi>
                  <mrow>
                    <mi mathvariant="normal">n</mi>
                    <mo stretchy="false">→</mo>
                    <mi mathvariant="normal">∞</mi>
                  </mrow>
                </munder>
                <mfrac>
                  <mi mathvariant="normal">n</mi>
                  <mrow>
                    <mrow>
                      <mi mathvariant="normal">n</mi>
                      <mo stretchy="false">∗</mo>
                      <mrow>
                        <mo fence="true" stretchy="false">(</mo>
                        <mrow>
                          <mrow>
                            <mn>1</mn>
                            <mo stretchy="false">+</mo>
                            <mfrac>
                              <mn>1</mn>
                              <mi mathvariant="normal">n</mi>
                            </mfrac>
                          </mrow>
                        </mrow>
                        <mo fence="true" stretchy="false">)</mo>
                      </mrow>
                    </mrow>
                    <mi>ln</mi>
                    <mrow>
                      <mo fence="true" stretchy="false">(</mo>
                      <mrow>
                        <mn>2</mn>
                      </mrow>
                      <mo fence="true" stretchy="false">)</mo>
                    </mrow>
                  </mrow>
                </mfrac>
              </mrow>
              <mo stretchy="false">=</mo>
              <mfrac>
                <mn>1</mn>
                <mrow>
                  <mi>ln</mi>
                  <mrow>
                    <mo fence="true" stretchy="false">(</mo>
                    <mrow>
                      <mn>2</mn>
                    </mrow>
                    <mo fence="true" stretchy="false">)</mo>
                  </mrow>
                </mrow>
              </mfrac>
            </mrow>
          </mrow>
        </mtd>
      </mtr>
      <mtr>
        <mtd>
          <mrow>
            <mi>Ainsi</mi>
            <mi mathvariant="normal">,</mi>
            <msub>
              <mi>log</mi>
              <mn>2</mn>
            </msub>
            <mrow>
              <mrow>
                <mrow>
                  <mo fence="true" stretchy="false">(</mo>
                  <mrow>
                    <mrow>
                      <mi mathvariant="normal">n</mi>
                      <mo stretchy="false">+</mo>
                      <mn>1</mn>
                    </mrow>
                  </mrow>
                  <mo fence="true" stretchy="false">)</mo>
                </mrow>
                <mo stretchy="false">−</mo>
                <mn>1</mn>
              </mrow>
              <mo stretchy="false">=</mo>
              <mi mathvariant="normal">Θ</mi>
            </mrow>
            <mrow>
              <mo fence="true" stretchy="false">(</mo>
              <mrow>
                <mrow>
                  <mi>ln</mi>
                  <mrow>
                    <mo fence="true" stretchy="false">(</mo>
                    <mrow>
                      <mi mathvariant="normal">n</mi>
                    </mrow>
                    <mo fence="true" stretchy="false">)</mo>
                  </mrow>
                </mrow>
              </mrow>
              <mo fence="true" stretchy="false">)</mo>
            </mrow>
          </mrow>
        </mtd>
      </mtr>
      <mtr>
        <mtd>
          <mrow>
            <mi mathvariant="normal">D</mi>
            <mi mathvariant="normal">'</mi>
            <mi>où</mi>
            <mtext>le</mtext>
            <mi>résultat</mi>
            <mn>.</mn>
          </mrow>
        </mtd>
      </mtr>
      <mtr>
        <mtd>
          <mrow/>
        </mtd>
      </mtr>
      <mtr>
        <mtd>
          <mrow>
            <mstyle mathvariant="bold">
              <mi>Théorème</mi>
            </mstyle>
            <mi mathvariant="normal">:</mi>
            <mi>Un</mi>
            <mi>ABR</mi>
            <mi>parfait</mi>
            <mi mathvariant="normal">a</mi>
            <msup>
              <mn>2</mn>
              <mi mathvariant="normal">h</mi>
            </msup>
            <mi>feuilles</mi>
            <mn>.</mn>
          </mrow>
        </mtd>
      </mtr>
      <mtr>
        <mtd>
          <mrow>
            <mstyle mathvariant="bold">
              <mi>Preuve</mi>
            </mstyle>
            <mi mathvariant="normal">:</mi>
          </mrow>
        </mtd>
      </mtr>
      <mtr>
        <mtd>
          <mrow>
            <munder accentunder="true">
              <mrow>
                <mi>Cas</mi>
                <mi>de</mi>
                <mi>base</mi>
                <mi mathvariant="normal">:</mi>
              </mrow>
              <mo>̲</mo>
            </munder>
            <mi>Si</mi>
            <mrow>
              <mi mathvariant="normal">h</mi>
              <mo stretchy="false">=</mo>
              <mn>0,</mn>
            </mrow>
            <mi>alors</mi>
            <mi mathvariant="normal">l</mi>
            <mi mathvariant="normal">'</mi>
            <mi>arbre</mi>
            <mi>est</mi>
            <mi>réduit</mi>
            <mi mathvariant="normal">à</mi>
            <mi>un</mi>
            <mi>noeud</mi>
            <mi>et</mi>
            <mrow>
              <mi mathvariant="normal">n</mi>
              <mo stretchy="false">=</mo>
              <mn>1,</mn>
            </mrow>
            <mi>donc</mi>
            <mrow>
              <msup>
                <mn>2</mn>
                <mn>0</mn>
              </msup>
              <mo stretchy="false">=</mo>
              <mn>1</mn>
            </mrow>
            <mi>et</mi>
            <mi>la</mi>
            <mi>relation</mi>
            <mi>est</mi>
            <mi>vérifiée</mi>
          </mrow>
        </mtd>
      </mtr>
      <mtr>
        <mtd>
          <mrow/>
        </mtd>
      </mtr>
      <mtr>
        <mtd>
          <mrow>
            <munder accentunder="true">
              <mrow>
                <mi>Induction</mi>
                <mi mathvariant="normal">:</mi>
              </mrow>
              <mo>̲</mo>
            </munder>
            <mi>Supposons</mi>
            <mi>la</mi>
            <mi>propriété</mi>
            <mi>vérifiée</mi>
            <mi>pour</mi>
            <mi>tout</mi>
            <mi>arbre</mi>
            <mi>binaire</mi>
            <mi>de</mi>
            <mi>hauteur</mi>
            <mi mathvariant="normal">h</mi>
          </mrow>
        </mtd>
      </mtr>
      <mtr>
        <mtd>
          <mrow>
            <mi>Soit</mi>
            <mrow>
              <mi mathvariant="normal">x</mi>
              <mo stretchy="false">∈</mo>
              <mi mathvariant="normal">ℕ</mi>
            </mrow>
            <mn>.</mn>
            <mi>On</mi>
            <mi>considère</mi>
            <mi mathvariant="normal">l</mi>
            <mi mathvariant="normal">'</mi>
            <mi>ABR</mi>
            <mi>parfait</mi>
            <mrow>
              <mo fence="true" stretchy="false">(</mo>
              <mrow>
                <mrow>
                  <mi mathvariant="normal">x</mi>
                  <mi mathvariant="normal">,</mi>
                  <mi mathvariant="normal">G</mi>
                  <mi mathvariant="normal">,</mi>
                  <mi mathvariant="normal">D</mi>
                </mrow>
              </mrow>
              <mo fence="true" stretchy="false">)</mo>
            </mrow>
            <mn>.</mn>
            <mi>Par</mi>
            <mi>définition</mi>
            <mi mathvariant="normal">d</mi>
            <mi mathvariant="normal">'</mi>
            <mi>un</mi>
            <mi>ABR</mi>
            <mi>parfait</mi>
            <mi mathvariant="normal">,</mi>
            <mi mathvariant="normal">G</mi>
            <mi>et</mi>
            <mi mathvariant="normal">D</mi>
            <mi>sont</mi>
            <mi>de</mi>
            <mi>hauteur</mi>
            <mi mathvariant="normal">h</mi>
            <mi>et</mi>
            <mi>par</mi>
            <mi>hypothèse</mi>
            <mi mathvariant="normal">,</mi>
            <mi>ils</mi>
            <mi>ont</mi>
            <mi>chacun</mi>
            <msup>
              <mn>2</mn>
              <mi mathvariant="normal">h</mi>
            </msup>
            <mi>feuilles</mi>
            <mn>.</mn>
          </mrow>
        </mtd>
      </mtr>
      <mtr>
        <mtd>
          <mrow>
            <mrow>
              <mo fence="true" stretchy="false">(</mo>
              <mrow>
                <mrow>
                  <mi mathvariant="normal">x</mi>
                  <mi mathvariant="normal">,</mi>
                  <mi mathvariant="normal">G</mi>
                  <mi mathvariant="normal">,</mi>
                  <mi mathvariant="normal">D</mi>
                </mrow>
              </mrow>
              <mo fence="true" stretchy="false">)</mo>
            </mrow>
            <mi mathvariant="normal">a</mi>
            <mi>donc</mi>
            <mrow>
              <mrow>
                <msup>
                  <mn>2</mn>
                  <mi mathvariant="normal">h</mi>
                </msup>
                <mo stretchy="false">+</mo>
                <msup>
                  <mn>2</mn>
                  <mi mathvariant="normal">h</mi>
                </msup>
              </mrow>
              <mo stretchy="false">=</mo>
              <mrow>
                <mn>2</mn>
                <mo stretchy="false">∗</mo>
                <msup>
                  <mn>2</mn>
                  <mi mathvariant="normal">h</mi>
                </msup>
              </mrow>
              <mo stretchy="false">=</mo>
              <msup>
                <mn>2</mn>
                <mrow>
                  <mi mathvariant="normal">h</mi>
                  <mo stretchy="false">+</mo>
                  <mn>1</mn>
                </mrow>
              </msup>
            </mrow>
            <mi>feuilles</mi>
            <mn>.</mn>
          </mrow>
        </mtd>
      </mtr>
      <mtr>
        <mtd>
          <mrow>
            <mi mathvariant="normal">D</mi>
            <mi mathvariant="normal">'</mi>
            <mi>où</mi>
            <mtext>le</mtext>
            <mi>résultat</mi>
            <mn>.</mn>
          </mrow>
        </mtd>
      </mtr>
      <mtr>
        <mtd>
          <mrow/>
        </mtd>
      </mtr>
      <mtr>
        <mtd>
          <mrow>
            <mi>On</mi>
            <mi>en</mi>
            <mi>déduit</mi>
            <mi>un</mi>
            <mi>corollaire</mi>
            <mi>assez</mi>
            <mi>intéressant</mi>
            <mi mathvariant="normal">:</mi>
          </mrow>
        </mtd>
      </mtr>
      <mtr>
        <mtd>
          <mrow>
            <mstyle mathvariant="bold">
              <mi>Corollaire</mi>
            </mstyle>
            <mi mathvariant="normal">:</mi>
            <mi>Plus</mi>
            <mi>de</mi>
            <mi>la</mi>
            <mi>moitié</mi>
            <mi>des</mi>
            <mi>noeuds</mi>
            <mi>des</mi>
            <mi>ABR</mi>
            <mi>sont</mi>
            <mi>des</mi>
            <mi>feuilles</mi>
            <mn>.</mn>
          </mrow>
        </mtd>
      </mtr>
      <mtr>
        <mtd>
          <mrow>
            <mstyle mathvariant="bold">
              <mi>Preuve</mi>
            </mstyle>
            <mi mathvariant="normal">:</mi>
            <mi>On</mi>
            <mi>calcule</mi>
            <mtext>le</mtext>
            <mi>rapport</mi>
            <mi>entre</mi>
            <mtext>le</mtext>
            <mi>nombre</mi>
            <mi>de</mi>
            <mi>feuilles</mi>
            <mi>et</mi>
            <mtext>le</mtext>
            <mi>nombre</mi>
            <mi>de</mi>
            <mi>noeuds</mi>
            <mn>.</mn>
          </mrow>
        </mtd>
      </mtr>
      <mtr>
        <mtd>
          <mrow>
            <mi mathvariant="normal">D</mi>
            <mi mathvariant="normal">'</mi>
            <mi>après</mi>
            <mi>les</mi>
            <mi>théorèmes</mi>
            <mi>précédents</mi>
            <mi mathvariant="normal">,</mi>
            <mi>ce</mi>
            <mi>rapport</mi>
            <mi>vaut</mi>
            <mrow>
              <mfrac>
                <msup>
                  <mn>2</mn>
                  <mi mathvariant="normal">h</mi>
                </msup>
                <mrow>
                  <msup>
                    <mn>2</mn>
                    <mrow>
                      <mi mathvariant="normal">h</mi>
                      <mo stretchy="false">+</mo>
                      <mn>1</mn>
                    </mrow>
                  </msup>
                  <mo stretchy="false">−</mo>
                  <mn>1</mn>
                </mrow>
              </mfrac>
              <mo stretchy="false">&gt;</mo>
              <mfrac>
                <msup>
                  <mn>2</mn>
                  <mi mathvariant="normal">h</mi>
                </msup>
                <msup>
                  <mn>2</mn>
                  <mrow>
                    <mi mathvariant="normal">h</mi>
                    <mo stretchy="false">+</mo>
                    <mn>1</mn>
                  </mrow>
                </msup>
              </mfrac>
              <mo stretchy="false">=</mo>
              <mfrac>
                <mn>1</mn>
                <mn>2</mn>
              </mfrac>
            </mrow>
          </mrow>
        </mtd>
      </mtr>
      <mtr>
        <mtd>
          <mrow>
            <mi mathvariant="normal">D</mi>
            <mi mathvariant="normal">'</mi>
            <mi>où</mi>
            <mtext>le</mtext>
            <mi>résultat</mi>
            <mn>.</mn>
          </mrow>
        </mtd>
      </mtr>
      <mtr>
        <mtd>
          <mrow/>
        </mtd>
      </mtr>
      <mtr>
        <mtd>
          <mrow>
            <mstyle mathvariant="bold">
              <mi>Théorème</mi>
            </mstyle>
            <mi mathvariant="normal">:</mi>
            <mi>La</mi>
            <mi>profondeur</mi>
            <mi>moyenne</mi>
            <mi mathvariant="normal">d</mi>
            <mi mathvariant="normal">'</mi>
            <mi>un</mi>
            <mi>noeud</mi>
            <mi>choisi</mi>
            <mi>au</mi>
            <mi>hasard</mi>
            <mi>est</mi>
            <mi>en</mi>
            <mi mathvariant="normal">Θ</mi>
            <mrow>
              <mo fence="true" stretchy="false">(</mo>
              <mrow>
                <mrow>
                  <mi>ln</mi>
                  <mrow>
                    <mo fence="true" stretchy="false">(</mo>
                    <mrow>
                      <mi mathvariant="normal">n</mi>
                    </mrow>
                    <mo fence="true" stretchy="false">)</mo>
                  </mrow>
                </mrow>
              </mrow>
              <mo fence="true" stretchy="false">)</mo>
            </mrow>
          </mrow>
        </mtd>
      </mtr>
      <mtr>
        <mtd>
          <mrow>
            <mstyle mathvariant="bold">
              <mi>Preuve</mi>
            </mstyle>
            <mi mathvariant="normal">:</mi>
            <mi>Par</mi>
            <mi>définition</mi>
            <mi mathvariant="normal">d</mi>
            <mi mathvariant="normal">'</mi>
            <mi>un</mi>
            <mi>ABR</mi>
            <mi>parfait</mi>
            <mi mathvariant="normal">,</mi>
            <mi>il</mi>
            <mi mathvariant="normal">y</mi>
            <mi mathvariant="normal">a</mi>
            <msup>
              <mn>2</mn>
              <mi mathvariant="normal">h</mi>
            </msup>
            <mi>noeuds</mi>
            <mi mathvariant="normal">à</mi>
            <mi mathvariant="normal">l</mi>
            <mi mathvariant="normal">'</mi>
            <mi>étage</mi>
            <mi mathvariant="normal">h</mi>
            <mi>de</mi>
            <mi mathvariant="normal">l</mi>
            <mi mathvariant="normal">'</mi>
            <mi>arbre</mi>
            <mi mathvariant="normal">,</mi>
            <mi>cela</mi>
            <mi>est</mi>
            <mi>dû</mi>
            <mi>au</mi>
            <mi>fait</mi>
            <mi>que</mi>
            <mi>chaque</mi>
            <mi>noeud</mi>
            <mi>qui</mi>
            <mi mathvariant="normal">n</mi>
            <mi mathvariant="normal">'</mi>
            <mi>est</mi>
            <mi>pas</mi>
            <mi>une</mi>
            <mi>feuille</mi>
          </mrow>
        </mtd>
      </mtr>
      <mtr>
        <mtd>
          <mrow>
            <mi>possède</mi>
            <mi>exactement</mi>
            <mn>2</mn>
            <mi>fils</mi>
          </mrow>
        </mtd>
      </mtr>
      <mtr>
        <mtd>
          <mrow>
            <mi>Ainsi</mi>
            <mi mathvariant="normal">,</mi>
            <mi>il</mi>
            <mi mathvariant="normal">y</mi>
            <mi mathvariant="normal">a</mi>
            <mn>1</mn>
            <mi>noeud</mi>
            <mi mathvariant="normal">à</mi>
            <mi mathvariant="normal">l</mi>
            <mi mathvariant="normal">'</mi>
            <mi>étage</mi>
            <mn>0</mn>
            <mrow>
              <mo fence="true" stretchy="false">(</mo>
              <mrow>
                <mrow>
                  <mi>la</mi>
                  <mi>racine</mi>
                </mrow>
              </mrow>
              <mo fence="true" stretchy="false">)</mo>
            </mrow>
            <mi mathvariant="normal">,</mi>
            <mn>2</mn>
            <mi>noeuds</mi>
            <mi mathvariant="normal">à</mi>
            <mi mathvariant="normal">l</mi>
            <mi mathvariant="normal">'</mi>
            <mi>étage</mi>
            <mn>1</mn>
            <mrow>
              <mo fence="true" stretchy="false">(</mo>
              <mrow>
                <mrow>
                  <mi>les</mi>
                  <mn>2</mn>
                  <mi>fils</mi>
                  <mi>de</mi>
                  <mi>la</mi>
                  <mi>racine</mi>
                </mrow>
              </mrow>
              <mo fence="true" stretchy="false">)</mo>
            </mrow>
            <mi mathvariant="normal">,</mi>
            <mn>4</mn>
            <mi>noeuds</mi>
            <mi mathvariant="normal">à</mi>
            <mi mathvariant="normal">l</mi>
            <mi mathvariant="normal">'</mi>
            <mi>étage</mi>
            <mn>2</mn>
            <mrow>
              <mo fence="true" stretchy="false">(</mo>
              <mrow>
                <mrow>
                  <mi>les</mi>
                  <mn>2</mn>
                  <mi>fils</mi>
                  <mi>des</mi>
                  <mn>2</mn>
                  <mi>noeuds</mi>
                  <mi>de</mi>
                  <mi mathvariant="normal">l</mi>
                  <mi mathvariant="normal">'</mi>
                  <mi>étage</mi>
                  <mn>1</mn>
                </mrow>
              </mrow>
              <mo fence="true" stretchy="false">)</mo>
            </mrow>
            <mi>et</mi>
            <mi>ainsi</mi>
            <mi>de</mi>
            <mi>suite</mi>
            <mn>...</mn>
          </mrow>
        </mtd>
      </mtr>
      <mtr>
        <mtd>
          <mrow>
            <mi>Pour</mi>
            <mi>calculer</mi>
            <mi>la</mi>
            <mi>profondeur</mi>
            <mi>moyenne</mi>
            <mi mathvariant="normal">d</mi>
            <mi mathvariant="normal">'</mi>
            <mi>un</mi>
            <mi>noeud</mi>
            <mi mathvariant="normal">,</mi>
            <mi>il</mi>
            <mi>suffit</mi>
            <mi>de</mi>
            <mi>calculer</mi>
            <mtext>le</mtext>
            <mi>rapport</mi>
            <mi>entre</mi>
            <mi>la</mi>
            <mi>somme</mi>
            <mi>des</mi>
            <mi>profondeurs</mi>
            <mi>de</mi>
            <mi>chaque</mi>
            <mi>noeud</mi>
            <mi>de</mi>
            <mi mathvariant="normal">l</mi>
            <mi mathvariant="normal">'</mi>
            <mi>arbre</mi>
            <mi>et</mi>
          </mrow>
        </mtd>
      </mtr>
      <mtr>
        <mtd>
          <mrow>
            <mtext>le</mtext>
            <mi>nombre</mi>
            <mi>de</mi>
            <mi>noeuds</mi>
            <mi>total</mi>
          </mrow>
        </mtd>
      </mtr>
      <mtr>
        <mtd>
          <mrow/>
        </mtd>
      </mtr>
      <mtr>
        <mtd>
          <mrow>
            <mi>Ce</mi>
            <mi>rapport</mi>
            <mi>vaut</mi>
            <mrow>
              <mfrac>
                <mrow>
                  <mrow>
                    <munderover>
                      <mo stretchy="false">∑</mo>
                      <mrow>
                        <mi mathvariant="normal">k</mi>
                        <mo stretchy="false">=</mo>
                        <mn>0</mn>
                      </mrow>
                      <mi mathvariant="normal">h</mi>
                    </munderover>
                    <mi mathvariant="normal">k</mi>
                  </mrow>
                  <mo stretchy="false">∗</mo>
                  <msup>
                    <mn>2</mn>
                    <mi mathvariant="normal">k</mi>
                  </msup>
                </mrow>
                <mrow>
                  <msup>
                    <mn>2</mn>
                    <mrow>
                      <mi mathvariant="normal">h</mi>
                      <mo stretchy="false">+</mo>
                      <mn>1</mn>
                    </mrow>
                  </msup>
                  <mo stretchy="false">−</mo>
                  <mn>1</mn>
                </mrow>
              </mfrac>
              <mo stretchy="false">=</mo>
              <mfrac>
                <mrow>
                  <mrow>
                    <mi mathvariant="normal">h</mi>
                    <mo stretchy="false">∗</mo>
                    <msup>
                      <mn>2</mn>
                      <mrow>
                        <mi mathvariant="normal">h</mi>
                        <mo stretchy="false">+</mo>
                        <mn>1</mn>
                      </mrow>
                    </msup>
                  </mrow>
                  <mo stretchy="false">−</mo>
                  <msup>
                    <mn>2</mn>
                    <mrow>
                      <mi mathvariant="normal">h</mi>
                      <mo stretchy="false">+</mo>
                      <mn>1</mn>
                    </mrow>
                  </msup>
                  <mo stretchy="false">+</mo>
                  <mn>2</mn>
                </mrow>
                <mrow>
                  <msup>
                    <mn>2</mn>
                    <mrow>
                      <mi mathvariant="normal">h</mi>
                      <mo stretchy="false">+</mo>
                      <mn>1</mn>
                    </mrow>
                  </msup>
                  <mo stretchy="false">−</mo>
                  <mn>1</mn>
                </mrow>
              </mfrac>
            </mrow>
            <mrow>
              <mo fence="true" stretchy="false">(</mo>
              <mrow>
                <mrow>
                  <mtext>le</mtext>
                  <mi>numérateur</mi>
                  <mi mathvariant="normal">a</mi>
                  <mi>été</mi>
                  <mi>calculé</mi>
                  <mi mathvariant="normal">à</mi>
                  <mi mathvariant="normal">l</mi>
                  <mi mathvariant="normal">'</mi>
                  <mi>ordinateur</mi>
                </mrow>
              </mrow>
              <mo fence="true" stretchy="false">)</mo>
            </mrow>
          </mrow>
        </mtd>
      </mtr>
      <mtr>
        <mtd>
          <mrow>
            <mi>Et</mi>
            <mrow>
              <mfrac>
                <mrow>
                  <mrow>
                    <mi mathvariant="normal">h</mi>
                    <mo stretchy="false">∗</mo>
                    <mrow>
                      <mo fence="true" stretchy="false">(</mo>
                      <mrow>
                        <mrow>
                          <msup>
                            <mn>2</mn>
                            <mrow>
                              <mi mathvariant="normal">h</mi>
                              <mo stretchy="false">+</mo>
                              <mn>1</mn>
                            </mrow>
                          </msup>
                          <mo stretchy="false">−</mo>
                          <mn>1</mn>
                        </mrow>
                      </mrow>
                      <mo fence="true" stretchy="false">)</mo>
                    </mrow>
                  </mrow>
                  <mo stretchy="false">+</mo>
                  <mi mathvariant="normal">h</mi>
                  <mo stretchy="false">−</mo>
                  <mrow>
                    <mo fence="true" stretchy="false">(</mo>
                    <mrow>
                      <mrow>
                        <msup>
                          <mn>2</mn>
                          <mrow>
                            <mi mathvariant="normal">h</mi>
                            <mo stretchy="false">+</mo>
                            <mn>1</mn>
                          </mrow>
                        </msup>
                        <mo stretchy="false">−</mo>
                        <mn>1</mn>
                      </mrow>
                    </mrow>
                    <mo fence="true" stretchy="false">)</mo>
                  </mrow>
                  <mo stretchy="false">+</mo>
                  <mn>1</mn>
                </mrow>
                <mrow>
                  <msup>
                    <mn>2</mn>
                    <mrow>
                      <mi mathvariant="normal">h</mi>
                      <mo stretchy="false">+</mo>
                      <mn>1</mn>
                    </mrow>
                  </msup>
                  <mo stretchy="false">−</mo>
                  <mn>1</mn>
                </mrow>
              </mfrac>
              <mo stretchy="false">=</mo>
              <mrow>
                <mi mathvariant="normal">h</mi>
                <mo stretchy="false">−</mo>
                <mn>1</mn>
                <mo stretchy="false">+</mo>
                <mfrac>
                  <mrow>
                    <mi mathvariant="normal">h</mi>
                    <mo stretchy="false">+</mo>
                    <mn>1</mn>
                  </mrow>
                  <mrow>
                    <msup>
                      <mn>2</mn>
                      <mrow>
                        <mi mathvariant="normal">h</mi>
                        <mo stretchy="false">+</mo>
                        <mn>1</mn>
                      </mrow>
                    </msup>
                    <mo stretchy="false">−</mo>
                    <mn>1</mn>
                  </mrow>
                </mfrac>
              </mrow>
            </mrow>
            <mi>avec</mi>
            <mrow>
              <mrow>
                <munder>
                  <mi>lim</mi>
                  <mrow>
                    <mi mathvariant="normal">h</mi>
                    <mo stretchy="false">→</mo>
                    <mi mathvariant="normal">∞</mi>
                  </mrow>
                </munder>
                <mfrac>
                  <mrow>
                    <mi mathvariant="normal">h</mi>
                    <mo stretchy="false">+</mo>
                    <mn>1</mn>
                  </mrow>
                  <mrow>
                    <msup>
                      <mn>2</mn>
                      <mrow>
                        <mi mathvariant="normal">h</mi>
                        <mo stretchy="false">+</mo>
                        <mn>1</mn>
                      </mrow>
                    </msup>
                    <mo stretchy="false">−</mo>
                    <mn>1</mn>
                  </mrow>
                </mfrac>
              </mrow>
              <mo stretchy="false">=</mo>
              <mn>0</mn>
            </mrow>
          </mrow>
        </mtd>
      </mtr>
      <mtr>
        <mtd>
          <mrow>
            <mi>Donc</mi>
            <mi>la</mi>
            <mi>hauteur</mi>
            <mi>moyenne</mi>
            <mi>vaut</mi>
            <mrow>
              <mrow>
                <mi mathvariant="normal">h</mi>
                <mo stretchy="false">−</mo>
                <mn>1</mn>
              </mrow>
              <mo stretchy="false">=</mo>
              <mi mathvariant="normal">Θ</mi>
            </mrow>
            <mrow>
              <mo fence="true" stretchy="false">(</mo>
              <mrow>
                <mrow>
                  <mi>ln</mi>
                  <mrow>
                    <mo fence="true" stretchy="false">(</mo>
                    <mrow>
                      <mi mathvariant="normal">n</mi>
                    </mrow>
                    <mo fence="true" stretchy="false">)</mo>
                  </mrow>
                </mrow>
              </mrow>
              <mo fence="true" stretchy="false">)</mo>
            </mrow>
            <mrow>
              <mo fence="true" stretchy="false">(</mo>
              <mrow>
                <mrow>
                  <mi mathvariant="normal">d</mi>
                  <mi mathvariant="normal">'</mi>
                  <mi>après</mi>
                  <mi>un</mi>
                  <mi>théorème</mi>
                  <mi>précédent</mi>
                </mrow>
              </mrow>
              <mo fence="true" stretchy="false">)</mo>
            </mrow>
          </mrow>
        </mtd>
      </mtr>
    </mtable>
    <annotation encoding="StarMath 5.0"> J'ai corrigé "le" problème avec les courbes de complexité, "le" problème venait de la fonction de génération des arbres parfaits, elle ne fonctionnait pas. newline
 J'ai fait une nouvelle fonction de génération d'arbres parfaits, elle ne fonctionne pas  parfaitement dans "le" sens où newline les arbres produits ne sont pas parfaits mais newline les arbres sont de hauteur faible et "le" résultat expérimental correpsond bien au résultat théorique. newline
 Les courbes de complexité sont en annexe.
 J'ai ensuité rédigé quelques résultats remarquables sur les arbres binaires de recherche parfaits. Les voici:
 
 
 
 newline 
 newline 
 newline 
 bold Définition:  Un arbre binaire de recherche (ABR) est dit parfait si tous ses noeuds excepté ses feuilles ont 2 fils. newline Graphiquement, un ABR parfait est un ABR dont tous les étages sont "entièrement remplis" newline
 bold 
Théorème:  Il y a 2^{h+1} noeuds dans un arbre binaire de recherche parfait de hauteur h. newline
newline
 bold Preuve:  newline 
 underline {Cas de base:}   Si h=0, alors l'arbre est réduit à un noeud et donc n=1 newline
Dans ce cas, 2^{h+1} -1 = 2^{0+1} -1 = 1 = n newline NEWLINE
underline {Induction: } Supposons le résultat vrai pour tout ABR de hauteur h. newline
Soit x in setN. Soit ( x,G,D ) un ABR parfait de hauteur h+1 newline
Par définition d'un ABR parfait, les sous arbres G et D sont de hauteur h newline
Donc "le" nombre de noeuds de l'arbre vaut n=1+(2^{h+1} -1)+(2^{h+1} -1) = 1 + 2(2^{h+1} -1) = 2^{h+2} -1 newline D'où "le" résultat par récurrence. newline newline newline
 bold Théorème:  Un ABR parfait de n noeuds a une hauteur de h=   log_{2}(n+1)-1 = %THETA ( ln(n) ) newline
 bold  Preuve:  newline
 D'après "le" théorème précédent, un ABR parfait de hauteur h a 2^{h+1} -1 noeuds newline newline
  n= 2^{h+1} -1newline
  dlrarrow n+1= 2^{h+1} newline
  dlrarrow log_{2}(n+1) = h+1 newline
  dlrarrow h = log_{2}(n+1) -1 newline
  De plus, lim from{n toward %infinite} {{log_{2}(n+1)} over {ln(n)}} = lim from{n toward %infinite} {{1 over {(n+1)*ln(2)}} over {1 over n}} d'après la règle de l'Hôpital newline
 dlrarrow n over ( n+1*ln(2)) = lim from{n toward %infinite} { n over {n*(1+1 over n )ln(2)} } = 1 over {ln(2)}
newline 
 Ainsi, log_{2}(n+1)-1 = %THETA ( ln(n) ) newline
 D'où "le" résultat. newline newline 
 bold  Théorème:  Un ABR parfait a 2^{h} feuilles. newline
 bold  Preuve:   newline
 underline { Cas de base:}  Si h=0, alors l'arbre est réduit à un noeud et n=1, donc 2^{0} = 1 et la relation est vérifiée newline
 newline
 underline { Induction:}  Supposons la propriété vérifiée pour tout arbre binaire de hauteur h newline
 Soit x in setN. On considère l'ABR parfait ( x,G,D ). Par définition d'un ABR parfait, G et D sont de hauteur h et par hypothèse, ils ont chacun 2^{ h } feuilles. newline
 ( x,G,D ) a donc 2^{ h }+2^{ h } = 2*2^{ h } = 2^{ h+1 } feuilles. newline D'où "le" résultat. newline
 newline
 On en déduit un corollaire assez intéressant:
 newline bold Corollaire:  Plus de la moitié des noeuds des ABR sont des feuilles. newline
 bold  Preuve:  On calcule "le" rapport entre "le" nombre de feuilles et "le" nombre de noeuds. newline
 D'après les théorèmes précédents, ce rapport vaut {2^{h}} over {2^{h+1}-1} &gt; {2^{h}} over {2^{h+1}} = 1 over 2 newline
 D'où "le" résultat. newline newline
 
 bold  Théorème: La profondeur moyenne d'un noeud choisi au hasard est en %THETA ( ln(n) ) newline
 bold  Preuve:  Par définition d'un ABR parfait, il y a 2^{ h } noeuds à l'étage h de l'arbre, cela est dû au fait que chaque noeud qui n'est pas une feuille newline possède exactement 2 fils  newline
Ainsi, il y a 1 noeud à l'étage 0 ( la racine ), 2 noeuds à l'étage 1 ( les 2 fils de la racine ), 4 noeuds à l'étage 2 ( les 2 fils des 2 noeuds de l'étage 1 ) et ainsi de suite... newline
Pour calculer la profondeur moyenne d'un noeud, il suffit de calculer "le" rapport entre la somme des profondeurs de chaque noeud de l'arbre et newline "le" nombre de noeuds total newline
newline
Ce rapport vaut { sum from{k=0} to{h} k*2^{k} } over  { 2^{h+1}-1 } = { h*2^{h+1} - 2^{h+1} +2 } over  { 2^{h+1}-1 } ( "le" numérateur a été calculé à l'ordinateur ) newline
Et { h* (2^{h+1}-1) + h - (2^{h+1}-1) +1} over { 2^{h+1}-1 } = h - 1 + { h+1 } over { 2^{h+1}-1  } avec lim from{h toward %infinite} {{ h+1 } over { 2^{h+1}-1  }} = 0 newline
Donc la hauteur moyenne vaut h-1 = %THETA ( ln(n) ) ( d'après un théorème précédent )</annotation>
  </semantics>
</math>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6:49:37.610604946</meta:creation-date>
    <dc:date>2019-03-07T18:59:34.674457941</dc:date>
    <meta:editing-duration>PT44M27S</meta:editing-duration>
    <meta:editing-cycles>10</meta:editing-cycles>
    <meta:generator>LibreOffice/5.2.7.2$Linux_X86_64 LibreOffice_project/20m0$Build-2</meta:generator>
  </office:meta>
</office:document-meta>
</file>